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09.25mm" svg:height="90.04mm" svg:x="100.78mm" svg:y="37.18mm">
            <loext:p draw:notify-on-update-of-ranges="Sheet1.A2:Sheet1.A4 Sheet1.B2:Sheet1.B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2T09:24:08.618688865</meta:creation-date>
    <dc:date>2018-08-12T09:33:34.938264490</dc:date>
    <meta:editing-duration>PT9M26S</meta:editing-duration>
    <meta:editing-cycles>1</meta:editing-cycles>
    <meta:document-statistic meta:table-count="1" meta:cell-count="8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926cm" svg:height="9.005cm" xlink:href=".." xlink:type="simple" chart:class="chart:scatter" chart:style-name="ch1">
        <chart:legend chart:legend-position="end" svg:x="18.074cm" svg:y="4.203cm" style:legend-expansion="high" chart:style-name="ch2"/>
        <chart:plot-area chart:style-name="ch3" table:cell-range-address="Sheet1.A2:Sheet1.B4" svg:x="5.001cm" svg:y="0.947cm" svg:width="16.109cm" svg:height="8.644cm">
          <chartooo:coordinate-region svg:x="5.622cm" svg:y="1.146cm" svg:width="15.301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4" chart:class="chart:scatter">
            <chart:domain table:cell-range-address="Sheet1.A2:Sheet1.A4"/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A2:Sheet1.A4</svg:desc>
                </draw:g>
              </table:table-cell>
              <table:table-cell office:value-type="float" office:value="3">
                <text:p>3</text:p>
                <draw:g>
                  <svg:desc>Sheet1.B2:Sheet1.B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45">
                <text:p>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